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number-columns-repeated="16365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8199999999999999E-2" table:style-name="ce1">
            <text:p>0.0282</text:p>
          </table:table-cell>
          <table:table-cell office:value-type="float" office:value="1.6500000000000001E-2" table:style-name="ce1">
            <text:p>0.0165</text:p>
          </table:table-cell>
          <table:table-cell office:value-type="float" office:value="8724" table:style-name="ce1">
            <text:p>8724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1.8599999999999998E-2" table:style-name="ce1">
            <text:p>0.0186</text:p>
          </table:table-cell>
          <table:table-cell office:value-type="float" office:value="4380" table:style-name="ce1">
            <text:p>4380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2190" table:style-name="ce1">
            <text:p>2190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0.08" table:style-name="ce1">
            <text:p>0.08</text:p>
          </table:table-cell>
          <table:table-cell office:value-type="float" office:value="3.27E-2" table:style-name="ce1">
            <text:p>0.0327</text:p>
          </table:table-cell>
          <table:table-cell office:value-type="float" office:value="68" table:style-name="ce1">
            <text:p>68</text:p>
          </table:table-cell>
          <table:table-cell table:number-columns-repeated="16365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669999999999999E-2" table:style-name="ce1">
            <text:p>0.01867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0499999999999993E-2" table:style-name="ce1">
            <text:p>0.0705</text:p>
          </table:table-cell>
          <table:table-cell office:value-type="float" office:value="2.24E-2" table:style-name="ce1">
            <text:p>0.0224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2.2499999999999999E-2" table:style-name="ce1">
            <text:p>0.0225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5700000000000003E-2" table:style-name="ce1">
            <text:p>0.0757</text:p>
          </table:table-cell>
          <table:table-cell office:value-type="float" office:value="2.9399999999999999E-2" table:style-name="ce1">
            <text:p>0.0294</text:p>
          </table:table-cell>
          <table:table-cell table:number-columns-repeated="16366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4.3200000000000002E-2" table:style-name="ce1">
            <text:p>0.0432</text:p>
          </table:table-cell>
          <table:table-cell office:value-type="float" office:value="2.5000000000000001E-2" table:style-name="ce1">
            <text:p>0.025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2300000000000003E-2" table:style-name="ce1">
            <text:p>0.0723</text:p>
          </table:table-cell>
          <table:table-cell office:value-type="float" office:value="2.98E-2" table:style-name="ce1">
            <text:p>0.0298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2400000000000006E-2" table:style-name="ce1">
            <text:p>0.0724</text:p>
          </table:table-cell>
          <table:table-cell office:value-type="float" office:value="2.9899999999999999E-2" table:style-name="ce1">
            <text:p>0.0299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1099999999999997E-2" table:style-name="ce1">
            <text:p>0.0711</text:p>
          </table:table-cell>
          <table:table-cell office:value-type="float" office:value="3.0599999999999999E-2" table:style-name="ce1">
            <text:p>0.0306</text:p>
          </table:table-cell>
          <table:table-cell table:number-columns-repeated="16366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3.32E-2" table:style-name="ce1">
            <text:p>0.0332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3.32E-2" table:style-name="ce1">
            <text:p>0.0332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199999999999999E-2" table:style-name="ce1">
            <text:p>0.0702</text:p>
          </table:table-cell>
          <table:table-cell office:value-type="float" office:value="3.32E-2" table:style-name="ce1">
            <text:p>0.0332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300000000000001E-2" table:style-name="ce1">
            <text:p>0.0703</text:p>
          </table:table-cell>
          <table:table-cell office:value-type="float" office:value="3.3799999999999997E-2" table:style-name="ce1">
            <text:p>0.0338</text:p>
          </table:table-cell>
          <table:table-cell table:number-columns-repeated="16366" table:style-name="ce1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7.3300000000000004E-2" table:style-name="ce1">
            <text:p>0.0733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3200000000000001E-2" table:style-name="ce1">
            <text:p>0.0732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3099999999999998E-2" table:style-name="ce1">
            <text:p>0.0731</text:p>
          </table:table-cell>
          <table:table-cell office:value-type="float" office:value="3.6200000000000003E-2" table:style-name="ce1">
            <text:p>0.0362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5399999999999995E-2" table:style-name="ce1">
            <text:p>0.0754</text:p>
          </table:table-cell>
          <table:table-cell office:value-type="float" office:value="3.8300000000000001E-2" table:style-name="ce1">
            <text:p>0.0383</text:p>
          </table:table-cell>
          <table:table-cell table:number-columns-repeated="16366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8600000000000002E-2" table:style-name="ce1">
            <text:p>0.0386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8699999999999998E-2" table:style-name="ce1">
            <text:p>0.0387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8600000000000002E-2" table:style-name="ce1">
            <text:p>0.0386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4099999999999999E-2" table:style-name="ce1">
            <text:p>0.0741</text:p>
          </table:table-cell>
          <table:table-cell office:value-type="float" office:value="3.8399999999999997E-2" table:style-name="ce1">
            <text:p>0.0384</text:p>
          </table:table-cell>
          <table:table-cell table:number-columns-repeated="16366" table:style-name="ce1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3.9300000000000002E-2" table:style-name="ce1">
            <text:p>0.0393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3.9300000000000002E-2" table:style-name="ce1">
            <text:p>0.0393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0800000000000002E-2" table:style-name="ce1">
            <text:p>0.0708</text:p>
          </table:table-cell>
          <table:table-cell office:value-type="float" office:value="3.9199999999999999E-2" table:style-name="ce1">
            <text:p>0.0392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0099999999999996E-2" table:style-name="ce1">
            <text:p>0.0701</text:p>
          </table:table-cell>
          <table:table-cell office:value-type="float" office:value="0.40100000000000002" table:style-name="ce1">
            <text:p>0.401</text:p>
          </table:table-cell>
          <table:table-cell table:number-columns-repeated="16366" table:style-name="ce1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6.9500000000000006E-2" table:style-name="ce1">
            <text:p>0.0695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599999999999995E-2" table:style-name="ce1">
            <text:p>0.0696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599999999999995E-2" table:style-name="ce1">
            <text:p>0.0696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599999999999995E-2" table:style-name="ce1">
            <text:p>0.0696</text:p>
          </table:table-cell>
          <table:table-cell office:value-type="float" office:value="4.5100000000000001E-2" table:style-name="ce1">
            <text:p>0.0451</text:p>
          </table:table-cell>
          <table:table-cell table:number-columns-repeated="16366" table:style-name="ce1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4.7199999999999999E-2" table:style-name="ce1">
            <text:p>0.0472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9099999999999995E-2" table:style-name="ce1">
            <text:p>0.0691</text:p>
          </table:table-cell>
          <table:table-cell office:value-type="float" office:value="4.7100000000000003E-2" table:style-name="ce1">
            <text:p>0.0471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8900000000000003E-2" table:style-name="ce1">
            <text:p>0.0689</text:p>
          </table:table-cell>
          <table:table-cell office:value-type="float" office:value="4.7100000000000003E-2" table:style-name="ce1">
            <text:p>0.0471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4.7500000000000001E-2" table:style-name="ce1">
            <text:p>0.0475</text:p>
          </table:table-cell>
          <table:table-cell table:number-columns-repeated="1636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8E-2" table:style-name="ce1">
            <text:p>0.0688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4.8399999999999999E-2" table:style-name="ce1">
            <text:p>0.0484</text:p>
          </table:table-cell>
          <table:table-cell table:number-columns-repeated="16366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style-name="ce1"/>
          <table:table-cell office:value-type="string" table:style-name="ce1">
            <text:p>sigma</text:p>
          </table:table-cell>
          <table:table-cell office:value-type="string" table:style-name="ce1">
            <text:p>test</text:p>
          </table:table-cell>
          <table:table-cell office:value-type="string" table:style-name="ce1">
            <text:p>train</text:p>
          </table:table-cell>
          <table:table-cell office:value-type="string" table:style-name="ce1">
            <text:p>nodes</text:p>
          </table:table-cell>
          <table:table-cell table:number-columns-repeated="16365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1095" table:style-name="ce1">
            <text:p>1095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1199999999999999E-2" table:style-name="ce1">
            <text:p>0.0712</text:p>
          </table:table-cell>
          <table:table-cell office:value-type="float" office:value="1.9199999999999998E-2" table:style-name="ce1">
            <text:p>0.0192</text:p>
          </table:table-cell>
          <table:table-cell office:value-type="float" office:value="547" table:style-name="ce1">
            <text:p>547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2700000000000001E-2" table:style-name="ce1">
            <text:p>0.0727</text:p>
          </table:table-cell>
          <table:table-cell office:value-type="float" office:value="2.1700000000000001E-2" table:style-name="ce1">
            <text:p>0.0217</text:p>
          </table:table-cell>
          <table:table-cell office:value-type="float" office:value="273" table:style-name="ce1">
            <text:p>273</text:p>
          </table:table-cell>
          <table:table-cell table:style-name="ce1"/>
          <table:table-cell office:value-type="float" office:value="0.1" table:style-name="ce1">
            <text:p>0.1</text:p>
          </table:table-cell>
          <table:table-cell office:value-type="float" office:value="7.5999999999999998E-2" table:style-name="ce1">
            <text:p>0.076</text:p>
          </table:table-cell>
          <table:table-cell office:value-type="float" office:value="2.6200000000000001E-2" table:style-name="ce1">
            <text:p>0.0262</text:p>
          </table:table-cell>
          <table:table-cell office:value-type="float" office:value="136" table:style-name="ce1">
            <text:p>136</text:p>
          </table:table-cell>
          <table:table-cell table:number-columns-repeated="16365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2.24E-2" table:style-name="ce1">
            <text:p>0.0224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0599999999999996E-2" table:style-name="ce1">
            <text:p>0.0706</text:p>
          </table:table-cell>
          <table:table-cell office:value-type="float" office:value="2.24E-2" table:style-name="ce1">
            <text:p>0.0224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0499999999999993E-2" table:style-name="ce1">
            <text:p>0.0705</text:p>
          </table:table-cell>
          <table:table-cell office:value-type="float" office:value="2.2499999999999999E-2" table:style-name="ce1">
            <text:p>0.0225</text:p>
          </table:table-cell>
          <table:table-cell table:number-columns-repeated="2" table:style-name="ce1"/>
          <table:table-cell office:value-type="float" office:value="0.2" table:style-name="ce1">
            <text:p>0.2</text:p>
          </table:table-cell>
          <table:table-cell office:value-type="float" office:value="7.1199999999999999E-2" table:style-name="ce1">
            <text:p>0.0712</text:p>
          </table:table-cell>
          <table:table-cell office:value-type="float" office:value="2.4199999999999999E-2" table:style-name="ce1">
            <text:p>0.0242</text:p>
          </table:table-cell>
          <table:table-cell table:number-columns-repeated="16366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7.2800000000000004E-2" table:style-name="ce1">
            <text:p>0.0728</text:p>
          </table:table-cell>
          <table:table-cell office:value-type="float" office:value="2.9899999999999999E-2" table:style-name="ce1">
            <text:p>0.0299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1999999999999995E-2" table:style-name="ce1">
            <text:p>0.072</text:p>
          </table:table-cell>
          <table:table-cell office:value-type="float" office:value="2.98E-2" table:style-name="ce1">
            <text:p>0.0298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2599999999999998E-2" table:style-name="ce1">
            <text:p>0.0726</text:p>
          </table:table-cell>
          <table:table-cell office:value-type="float" office:value="2.9899999999999999E-2" table:style-name="ce1">
            <text:p>0.0299</text:p>
          </table:table-cell>
          <table:table-cell table:number-columns-repeated="2" table:style-name="ce1"/>
          <table:table-cell office:value-type="float" office:value="0.3" table:style-name="ce1">
            <text:p>0.3</text:p>
          </table:table-cell>
          <table:table-cell office:value-type="float" office:value="7.22E-2" table:style-name="ce1">
            <text:p>0.0722</text:p>
          </table:table-cell>
          <table:table-cell office:value-type="float" office:value="2.9899999999999999E-2" table:style-name="ce1">
            <text:p>0.0299</text:p>
          </table:table-cell>
          <table:table-cell table:number-columns-repeated="16366" table:style-name="ce1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7.0400000000000004E-2" table:style-name="ce1">
            <text:p>0.0704</text:p>
          </table:table-cell>
          <table:table-cell office:value-type="float" office:value="3.32E-2" table:style-name="ce1">
            <text:p>0.0332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400000000000004E-2" table:style-name="ce1">
            <text:p>0.0704</text:p>
          </table:table-cell>
          <table:table-cell office:value-type="float" office:value="3.3300000000000003E-2" table:style-name="ce1">
            <text:p>0.0333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400000000000004E-2" table:style-name="ce1">
            <text:p>0.0704</text:p>
          </table:table-cell>
          <table:table-cell office:value-type="float" office:value="3.3399999999999999E-2" table:style-name="ce1">
            <text:p>0.0334</text:p>
          </table:table-cell>
          <table:table-cell table:number-columns-repeated="2" table:style-name="ce1"/>
          <table:table-cell office:value-type="float" office:value="0.4" table:style-name="ce1">
            <text:p>0.4</text:p>
          </table:table-cell>
          <table:table-cell office:value-type="float" office:value="7.0300000000000001E-2" table:style-name="ce1">
            <text:p>0.0703</text:p>
          </table:table-cell>
          <table:table-cell office:value-type="float" office:value="3.3599999999999998E-2" table:style-name="ce1">
            <text:p>0.0336</text:p>
          </table:table-cell>
          <table:table-cell table:number-columns-repeated="16366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7.3300000000000004E-2" table:style-name="ce1">
            <text:p>0.0733</text:p>
          </table:table-cell>
          <table:table-cell office:value-type="float" office:value="3.6299999999999999E-2" table:style-name="ce1">
            <text:p>0.0363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3700000000000002E-2" table:style-name="ce1">
            <text:p>0.0737</text:p>
          </table:table-cell>
          <table:table-cell office:value-type="float" office:value="3.6499999999999998E-2" table:style-name="ce1">
            <text:p>0.0365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4300000000000005E-2" table:style-name="ce1">
            <text:p>0.0743</text:p>
          </table:table-cell>
          <table:table-cell office:value-type="float" office:value="3.6900000000000002E-2" table:style-name="ce1">
            <text:p>0.0369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7.4899999999999994E-2" table:style-name="ce1">
            <text:p>0.0749</text:p>
          </table:table-cell>
          <table:table-cell office:value-type="float" office:value="3.7400000000000003E-2" table:style-name="ce1">
            <text:p>0.0374</text:p>
          </table:table-cell>
          <table:table-cell table:number-columns-repeated="16366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3.85E-2" table:style-name="ce1">
            <text:p>0.0385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3.85E-2" table:style-name="ce1">
            <text:p>0.0385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4700000000000003E-2" table:style-name="ce1">
            <text:p>0.0747</text:p>
          </table:table-cell>
          <table:table-cell office:value-type="float" office:value="3.6799999999999999E-2" table:style-name="ce1">
            <text:p>0.0368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7.4499999999999997E-2" table:style-name="ce1">
            <text:p>0.0745</text:p>
          </table:table-cell>
          <table:table-cell office:value-type="float" office:value="3.8399999999999997E-2" table:style-name="ce1">
            <text:p>0.0384</text:p>
          </table:table-cell>
          <table:table-cell table:number-columns-repeated="16366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7.0900000000000005E-2" table:style-name="ce1">
            <text:p>0.0709</text:p>
          </table:table-cell>
          <table:table-cell office:value-type="float" office:value="3.9199999999999999E-2" table:style-name="ce1">
            <text:p>0.0392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0699999999999999E-2" table:style-name="ce1">
            <text:p>0.0707</text:p>
          </table:table-cell>
          <table:table-cell office:value-type="float" office:value="3.9399999999999998E-2" table:style-name="ce1">
            <text:p>0.0394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0300000000000001E-2" table:style-name="ce1">
            <text:p>0.0703</text:p>
          </table:table-cell>
          <table:table-cell office:value-type="float" office:value="3.95E-2" table:style-name="ce1">
            <text:p>0.0395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7.1099999999999997E-2" table:style-name="ce1">
            <text:p>0.0711</text:p>
          </table:table-cell>
          <table:table-cell office:value-type="float" office:value="3.9899999999999998E-2" table:style-name="ce1">
            <text:p>0.0399</text:p>
          </table:table-cell>
          <table:table-cell table:number-columns-repeated="16366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6.9699999999999998E-2" table:style-name="ce1">
            <text:p>0.0697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599999999999995E-2" table:style-name="ce1">
            <text:p>0.0696</text:p>
          </table:table-cell>
          <table:table-cell office:value-type="float" office:value="4.4299999999999999E-2" table:style-name="ce1">
            <text:p>0.0443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599999999999995E-2" table:style-name="ce1">
            <text:p>0.0696</text:p>
          </table:table-cell>
          <table:table-cell office:value-type="float" office:value="4.4600000000000001E-2" table:style-name="ce1">
            <text:p>0.0446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6.9400000000000003E-2" table:style-name="ce1">
            <text:p>0.0694</text:p>
          </table:table-cell>
          <table:table-cell office:value-type="float" office:value="4.5100000000000001E-2" table:style-name="ce1">
            <text:p>0.0451</text:p>
          </table:table-cell>
          <table:table-cell table:number-columns-repeated="16366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6.9099999999999995E-2" table:style-name="ce1">
            <text:p>0.0691</text:p>
          </table:table-cell>
          <table:table-cell office:value-type="float" office:value="4.7199999999999999E-2" table:style-name="ce1">
            <text:p>0.0472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9000000000000006E-2" table:style-name="ce1">
            <text:p>0.069</text:p>
          </table:table-cell>
          <table:table-cell office:value-type="float" office:value="4.7100000000000003E-2" table:style-name="ce1">
            <text:p>0.0471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9199999999999998E-2" table:style-name="ce1">
            <text:p>0.0692</text:p>
          </table:table-cell>
          <table:table-cell office:value-type="float" office:value="4.7300000000000002E-2" table:style-name="ce1">
            <text:p>0.0473</text:p>
          </table:table-cell>
          <table:table-cell table:number-columns-repeated="2" table:style-name="ce1"/>
          <table:table-cell office:value-type="float" office:value="0.9" table:style-name="ce1">
            <text:p>0.9</text:p>
          </table:table-cell>
          <table:table-cell office:value-type="float" office:value="6.9099999999999995E-2" table:style-name="ce1">
            <text:p>0.0691</text:p>
          </table:table-cell>
          <table:table-cell office:value-type="float" office:value="4.7399999999999998E-2" table:style-name="ce1">
            <text:p>0.0474</text:p>
          </table:table-cell>
          <table:table-cell table:number-columns-repeated="1636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599999999999994E-2" table:style-name="ce1">
            <text:p>0.0686</text:p>
          </table:table-cell>
          <table:table-cell office:value-type="float" office:value="4.82E-2" table:style-name="ce1">
            <text:p>0.048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699999999999997E-2" table:style-name="ce1">
            <text:p>0.0687</text:p>
          </table:table-cell>
          <table:table-cell office:value-type="float" office:value="4.8300000000000003E-2" table:style-name="ce1">
            <text:p>0.0483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6.8500000000000005E-2" table:style-name="ce1">
            <text:p>0.0685</text:p>
          </table:table-cell>
          <table:table-cell office:value-type="float" office:value="4.8399999999999999E-2" table:style-name="ce1">
            <text:p>0.0484</text:p>
          </table:table-cell>
          <table:table-cell table:number-columns-repeated="16366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(s) Connor Wheeler</meta:initial-creator>
    <dc:creator>Connor Wheeler</dc:creator>
    <meta:creation-date>2018-01-02T22:15:01Z</meta:creation-date>
    <dc:date>2018-01-09T22:19:03Z</dc:date>
  </office:meta>
</office:document-meta>
</file>